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" officeooo:rsid="000867a3" officeooo:paragraph-rsid="000867a3"/>
    </style:style>
    <style:style style:name="P2" style:family="paragraph" style:parent-style-name="Standard" style:list-style-name="L2">
      <style:text-properties style:font-name="Arial" officeooo:rsid="000867a3" officeooo:paragraph-rsid="000867a3"/>
    </style:style>
    <style:style style:name="P3" style:family="paragraph" style:parent-style-name="Standard">
      <style:text-properties style:font-name="Arial" officeooo:paragraph-rsid="000867a3"/>
    </style:style>
    <style:style style:name="P4" style:family="paragraph" style:parent-style-name="Standard" style:list-style-name="L2">
      <style:text-properties style:font-name="Arial" officeooo:paragraph-rsid="000867a3"/>
    </style:style>
    <style:style style:name="P5" style:family="paragraph" style:parent-style-name="Standard">
      <style:text-properties style:font-name="Arial" fo:font-weight="normal" officeooo:paragraph-rsid="000867a3" style:font-weight-asian="normal" style:font-weight-complex="normal"/>
    </style:style>
    <style:style style:name="P6" style:family="paragraph" style:parent-style-name="Standard">
      <style:text-properties style:font-name="Arial" fo:font-weight="normal" officeooo:rsid="0009df48" officeooo:paragraph-rsid="0009df48" style:font-weight-asian="normal" style:font-weight-complex="normal"/>
    </style:style>
    <style:style style:name="P7" style:family="paragraph" style:parent-style-name="Standard">
      <style:text-properties style:font-name="Arial" fo:font-weight="bold" officeooo:rsid="000867a3" officeooo:paragraph-rsid="000867a3" style:font-weight-asian="bold" style:font-weight-complex="bold"/>
    </style:style>
    <style:style style:name="P8" style:family="paragraph" style:parent-style-name="Standard" style:list-style-name="L2">
      <style:text-properties style:font-name="Arial" officeooo:rsid="0009df48" officeooo:paragraph-rsid="0009df48"/>
    </style:style>
    <style:style style:name="T1" style:family="text">
      <style:text-properties officeooo:rsid="000867a3"/>
    </style:style>
    <style:style style:name="T2" style:family="text">
      <style:text-properties officeooo:rsid="0009636b"/>
    </style:style>
    <style:style style:name="T3" style:family="text">
      <style:text-properties officeooo:rsid="0009df48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– a) </text:p>
      <text:p text:style-name="P7"/>
      <text:p text:style-name="P1"/>
      <text:p text:style-name="P3"><text:span text:style-name="T1">b) </text:span></text:p>
      <text:list xml:id="list3535413161" text:style-name="L2">
        <text:list-item>
          <text:p text:style-name="P4"><text:span text:style-name="T1">estado(</text:span><text:span text:style-name="T2">nome</text:span><text:span text:style-name="T1">)</text:span></text:p>
        </text:list-item>
        <text:list-item>
          <text:p text:style-name="P2">regiao(<text:span text:style-name="T2">nome</text:span>)</text:p>
        </text:list-item>
        <text:list-item>
          <text:p text:style-name="P2">projetoDeLei(<text:span text:style-name="T2">nome_projeto, proponente, passou_ou_olhou</text:span>)</text:p>
        </text:list-item>
        <text:list-item>
          <text:p text:style-name="P2">deputado(<text:span text:style-name="T3">nome, partido, estado_representado, data_inicial</text:span>)</text:p>
        </text:list-item>
        <text:list-item>
          <text:p text:style-name="P2">partido(<text:span text:style-name="T3">oposicao, independente, aliados, outro</text:span>)</text:p>
        </text:list-item>
        <text:list-item>
          <text:p text:style-name="P8">voto(tipo_de_voto)</text:p>
        </text:list-item>
      </text:list>
      <text:p text:style-name="P5"/>
      <text:p text:style-name="P6"/>
      <text:p text:style-name="P6">c) nome: Tipo de caractere que em conjunto forma a enominação de determinado objeto ou pessoa.</text:p>
      <text:p text:style-name="P6"><text:s/></text:p>
      <text:p text:style-name="P1"><text:s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06T21:56:54.761000000</meta:creation-date>
    <meta:generator>LibreOffice/7.2.5.2$Windows_X86_64 LibreOffice_project/499f9727c189e6ef3471021d6132d4c694f357e5</meta:generator>
    <dc:date>2023-09-06T22:11:29.626000000</dc:date>
    <meta:editing-duration>PT14M35S</meta:editing-duration>
    <meta:editing-cycles>3</meta:editing-cycles>
    <meta:document-statistic meta:table-count="0" meta:image-count="0" meta:object-count="0" meta:page-count="1" meta:paragraph-count="11" meta:word-count="39" meta:character-count="314" meta:non-whitespace-character-count="285"/>
  </office:meta>
</office:document-meta>
</file>